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7831in" svg:height="2.2173in" svg:x="8.011in" svg:y="0.2508in">
            <draw:object draw:notify-on-update-of-ranges="Sheet1.A1:Sheet1.A1 Sheet1.A2:Sheet1.A9 Sheet1.B1:Sheet1.B1 Sheet1.B2:Sheet1.B9 Sheet1.F1:Sheet1.F1 Sheet1.F2:Sheet1.F9 Sheet1.G1:Sheet1.G1 Sheet1.G2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9024in" svg:height="1.3173in" svg:x="8.0217in" svg:y="2.8862in">
            <draw:object draw:notify-on-update-of-ranges="Sheet1.A16:Sheet1.A16 Sheet1.A17:Sheet1.A24 Sheet1.B16:Sheet1.B16 Sheet1.B17:Sheet1.B24 Sheet1.F16:Sheet1.F16 Sheet1.F17:Sheet1.F24 Sheet1.G16:Sheet1.G16 Sheet1.G17:Sheet1.G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45in" svg:height="2.1843in" svg:x="8.0008in" svg:y="4.8224in">
            <draw:object draw:notify-on-update-of-ranges="Sheet1.A27:Sheet1.A27 Sheet1.A28:Sheet1.A35 Sheet1.B27:Sheet1.B27 Sheet1.B28:Sheet1.B35 Sheet1.F27:Sheet1.F27 Sheet1.F28:Sheet1.F35 Sheet1.G27:Sheet1.G27 Sheet1.G28:Sheet1.G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.9189in" svg:height="1.3547in" svg:x="8.0035in" svg:y="7.4921in">
            <draw:object draw:notify-on-update-of-ranges="Sheet1.A42:Sheet1.A42 Sheet1.A43:Sheet1.A50 Sheet1.B42:Sheet1.B42 Sheet1.B43:Sheet1.B50 Sheet1.F42:Sheet1.F42 Sheet1.F43:Sheet1.F50 Sheet1.G42:Sheet1.G42 Sheet1.G43:Sheet1.G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.8563in" svg:height="1.339in" svg:x="8.0327in" svg:y="9.4638in">
            <draw:object draw:notify-on-update-of-ranges="Sheet1.A53:Sheet1.A53 Sheet1.A54:Sheet1.A61 Sheet1.B53:Sheet1.B53 Sheet1.B54:Sheet1.B61 Sheet1.F53:Sheet1.F53 Sheet1.F54:Sheet1.F61 Sheet1.G53:Sheet1.G53 Sheet1.G54:Sheet1.G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3.9606in" svg:height="1.6685in" svg:x="8.0039in" svg:y="11.3929in">
            <draw:object draw:notify-on-update-of-ranges="Sheet1.A64:Sheet1.A64 Sheet1.A65:Sheet1.A72 Sheet1.B64:Sheet1.B64 Sheet1.B65:Sheet1.B72 Sheet1.F64:Sheet1.F64 Sheet1.F65:Sheet1.F72 Sheet1.G64:Sheet1.G64 Sheet1.G65:Sheet1.G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O 1</text:p>
          </table:table-cell>
          <table:table-cell office:value-type="string" calcext:value-type="string">
            <text:p>IO 2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CPU 2</text:p>
          </table:table-cell>
          <table:table-cell/>
          <table:table-cell office:value-type="string" calcext:value-type="string">
            <text:p>CPU 1 %</text:p>
          </table:table-cell>
          <table:table-cell office:value-type="string" calcext:value-type="string">
            <text:p>CPU 2 %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/>
          <table:table-cell office:value-type="string" calcext:value-type="string">
            <text:p>RR 0.1ms</text:p>
          </table:table-cell>
        </table:table-row>
        <table:table-row table:style-name="ro1">
          <table:table-cell office:value-type="float" office:value="87104" calcext:value-type="float">
            <text:p>87104</text:p>
          </table:table-cell>
          <table:table-cell table:number-columns-repeated="4"/>
          <table:table-cell table:formula="of:=[.C2]*[.H1]" office:value-type="float" office:value="0" calcext:value-type="float">
            <text:p>0</text:p>
          </table:table-cell>
          <table:table-cell table:formula="of:=[.D2]*[.H1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744" calcext:value-type="float">
            <text:p>47744</text:p>
          </table:table-cell>
          <table:table-cell table:number-columns-repeated="3"/>
          <table:table-cell table:formula="of:=[.C3]*[.H1]" office:value-type="float" office:value="0" calcext:value-type="float">
            <text:p>0</text:p>
          </table:table-cell>
          <table:table-cell table:formula="of:=[.D3]*[.H2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/>
          <table:table-cell table:formula="of:=[.C4]*[.H3]" office:value-type="float" office:value="87104" calcext:value-type="float">
            <text:p>87104</text:p>
          </table:table-cell>
          <table:table-cell table:formula="of:=[.D4]*[.H3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office:value-type="float" office:value="62080" calcext:value-type="float">
            <text:p>620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5]*[.H3]" office:value-type="float" office:value="11613.8666666667" calcext:value-type="float">
            <text:p>11613.8666666667</text:p>
          </table:table-cell>
          <table:table-cell table:formula="of:=[.D5]*[.H4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float" office:value="39488" calcext:value-type="float">
            <text:p>39488</text:p>
          </table:table-cell>
          <table:table-cell table:number-columns-repeated="3"/>
          <table:table-cell table:formula="of:=[.C6]*[.H5]" office:value-type="float" office:value="0" calcext:value-type="float">
            <text:p>0</text:p>
          </table:table-cell>
          <table:table-cell table:formula="of:=[.D6]*[.H5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C7]*[.H5]" office:value-type="float" office:value="40648.5333333333" calcext:value-type="float">
            <text:p>40648.5333333333</text:p>
          </table:table-cell>
          <table:table-cell table:formula="of:=[.D7]*[.H6]" office:value-type="float" office:value="46455.4666666667" calcext:value-type="float">
            <text:p>46455.4666666667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office:value-type="float" office:value="44032" calcext:value-type="float">
            <text:p>4403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8]*[.H7]" office:value-type="float" office:value="17420.8" calcext:value-type="float">
            <text:p>17420.8</text:p>
          </table:table-cell>
          <table:table-cell table:formula="of:=[.D8]*[.H7]" office:value-type="float" office:value="5806.93333333333" calcext:value-type="float">
            <text:p>5806.93333333333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office:value-type="float" office:value="30784" calcext:value-type="float">
            <text:p>30784</text:p>
          </table:table-cell>
          <table:table-cell office:value-type="float" office:value="30720" calcext:value-type="float">
            <text:p>3072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9]*[.H1]" office:value-type="float" office:value="11613.8666666667" calcext:value-type="float">
            <text:p>11613.8666666667</text:p>
          </table:table-cell>
          <table:table-cell table:formula="of:=[.D9]*[.H8]" office:value-type="float" office:value="5806.93333333333" calcext:value-type="float">
            <text:p>5806.93333333333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IO 1</text:p>
          </table:table-cell>
          <table:table-cell office:value-type="string" calcext:value-type="string">
            <text:p>IO 2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CPU 2</text:p>
          </table:table-cell>
          <table:table-cell/>
          <table:table-cell office:value-type="string" calcext:value-type="string">
            <text:p>CPU 1 %</text:p>
          </table:table-cell>
          <table:table-cell office:value-type="string" calcext:value-type="string">
            <text:p>CPU 2 %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/>
          <table:table-cell office:value-type="string" calcext:value-type="string">
            <text:p>MLFQ 0.1ms</text:p>
          </table:table-cell>
        </table:table-row>
        <table:table-row table:style-name="ro1">
          <table:table-cell office:value-type="float" office:value="81408" calcext:value-type="float">
            <text:p>81408</text:p>
          </table:table-cell>
          <table:table-cell table:number-columns-repeated="6"/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712" calcext:value-type="float">
            <text:p>43712</text:p>
          </table:table-cell>
          <table:table-cell table:number-columns-repeated="3"/>
          <table:table-cell table:formula="of:=[.C18]*[.H4]" office:value-type="float" office:value="0" calcext:value-type="float">
            <text:p>0</text:p>
          </table:table-cell>
          <table:table-cell table:formula="of:=[.D18]*[.H17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/>
          <table:table-cell table:formula="of:=[.C19]*[.H5]" office:value-type="float" office:value="87104" calcext:value-type="float">
            <text:p>87104</text:p>
          </table:table-cell>
          <table:table-cell table:formula="of:=[.D19]*[.H18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office:value-type="float" office:value="59776" calcext:value-type="float">
            <text:p>5977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20]*[.H6]" office:value-type="float" office:value="11613.8666666667" calcext:value-type="float">
            <text:p>11613.8666666667</text:p>
          </table:table-cell>
          <table:table-cell table:formula="of:=[.D20]*[.H19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office:value-type="float" office:value="43584" calcext:value-type="float">
            <text:p>43584</text:p>
          </table:table-cell>
          <table:table-cell office:value-type="float" office:value="34112" calcext:value-type="float">
            <text:p>34112</text:p>
          </table:table-cell>
          <table:table-cell table:number-columns-repeated="3"/>
          <table:table-cell table:formula="of:=[.C21]*[.H7]" office:value-type="float" office:value="0" calcext:value-type="float">
            <text:p>0</text:p>
          </table:table-cell>
          <table:table-cell table:formula="of:=[.D21]*[.H20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224" calcext:value-type="float">
            <text:p>224</text:p>
          </table:table-cell>
          <table:table-cell/>
          <table:table-cell table:formula="of:=[.C22]*[.H8]" office:value-type="float" office:value="40648.5333333333" calcext:value-type="float">
            <text:p>40648.5333333333</text:p>
          </table:table-cell>
          <table:table-cell table:formula="of:=[.D22]*[.H21]" office:value-type="float" office:value="40648.5333333333" calcext:value-type="float">
            <text:p>40648.5333333333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office:value-type="float" office:value="44160" calcext:value-type="float">
            <text:p>441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23]*[.H9]" office:value-type="float" office:value="11613.8666666667" calcext:value-type="float">
            <text:p>11613.8666666667</text:p>
          </table:table-cell>
          <table:table-cell table:formula="of:=[.D23]*[.H22]" office:value-type="float" office:value="5806.93333333333" calcext:value-type="float">
            <text:p>5806.93333333333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>
          <table:table-cell office:value-type="float" office:value="27712" calcext:value-type="float">
            <text:p>27712</text:p>
          </table:table-cell>
          <table:table-cell office:value-type="float" office:value="33664" calcext:value-type="float">
            <text:p>3366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]*[.H16]" office:value-type="float" office:value="11613.8666666667" calcext:value-type="float">
            <text:p>11613.8666666667</text:p>
          </table:table-cell>
          <table:table-cell table:formula="of:=[.D24]*[.H23]" office:value-type="float" office:value="0" calcext:value-type="float">
            <text:p>0</text:p>
          </table:table-cell>
          <table:table-cell table:formula="of:=87104/480" office:value-type="float" office:value="181.466666666667" calcext:value-type="float">
            <text:p>181.4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O 1</text:p>
          </table:table-cell>
          <table:table-cell office:value-type="string" calcext:value-type="string">
            <text:p>IO 2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CPU 2</text:p>
          </table:table-cell>
          <table:table-cell/>
          <table:table-cell office:value-type="string" calcext:value-type="string">
            <text:p>CPU 1 %</text:p>
          </table:table-cell>
          <table:table-cell office:value-type="string" calcext:value-type="string">
            <text:p>CPU 2 %</text:p>
          </table:table-cell>
          <table:table-cell table:formula="of:= 189120 / 864" office:value-type="float" office:value="218.888888888889" calcext:value-type="float">
            <text:p>218.888888888889</text:p>
          </table:table-cell>
          <table:table-cell/>
          <table:table-cell office:value-type="string" calcext:value-type="string">
            <text:p>RR 1ms</text:p>
          </table:table-cell>
        </table:table-row>
        <table:table-row table:style-name="ro1">
          <table:table-cell office:value-type="float" office:value="189120" calcext:value-type="float">
            <text:p>189120</text:p>
          </table:table-cell>
          <table:table-cell table:number-columns-repeated="4"/>
          <table:table-cell table:formula="of:= [.C28] * [.H28]" office:value-type="float" office:value="0" calcext:value-type="float">
            <text:p>0</text:p>
          </table:table-cell>
          <table:table-cell table:formula="of:= [.D28] * [.H28]" office:value-type="float" office:value="0" calcext:value-type="float">
            <text:p>0</text:p>
          </table:table-cell>
          <table:table-cell table:formula="of:= 189120 / 864" office:value-type="float" office:value="218.888888888889" calcext:value-type="float">
            <text:p>218.888888888889</text:p>
          </table:table-cell>
          <table:table-cell table:number-columns-repeated="2"/>
        </table:table-row>
        <table:table-row table:style-name="ro1">
          <table:table-cell office:value-type="float" office:value="143616" calcext:value-type="float">
            <text:p>143616</text:p>
          </table:table-cell>
          <table:table-cell office:value-type="float" office:value="143488" calcext:value-type="float">
            <text:p>143488</text:p>
          </table:table-cell>
          <table:table-cell table:number-columns-repeated="3"/>
          <table:table-cell table:formula="of:= [.C29] * [.H29]" office:value-type="float" office:value="0" calcext:value-type="float">
            <text:p>0</text:p>
          </table:table-cell>
          <table:table-cell table:formula="of:= [.D29] * [.H29]" office:value-type="float" office:value="0" calcext:value-type="float">
            <text:p>0</text:p>
          </table:table-cell>
          <table:table-cell table:formula="of:= 189120 / 864" office:value-type="float" office:value="218.888888888889" calcext:value-type="float">
            <text:p>218.8888888888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table:number-columns-repeated="2"/>
          <table:table-cell table:formula="of:= [.C30] * [.H30]" office:value-type="float" office:value="189120" calcext:value-type="float">
            <text:p>189120</text:p>
          </table:table-cell>
          <table:table-cell table:formula="of:= [.D30] * [.H30]" office:value-type="float" office:value="0" calcext:value-type="float">
            <text:p>0</text:p>
          </table:table-cell>
          <table:table-cell table:formula="of:= 189120 / 864" office:value-type="float" office:value="218.888888888889" calcext:value-type="float">
            <text:p>218.888888888889</text:p>
          </table:table-cell>
          <table:table-cell table:number-columns-repeated="2"/>
        </table:table-row>
        <table:table-row table:style-name="ro1">
          <table:table-cell office:value-type="float" office:value="44672" calcext:value-type="float">
            <text:p>44672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2"/>
          <table:table-cell table:formula="of:= [.C31] * [.H31]" office:value-type="float" office:value="105066.666666667" calcext:value-type="float">
            <text:p>105066.666666667</text:p>
          </table:table-cell>
          <table:table-cell table:formula="of:= [.D31] * [.H31]" office:value-type="float" office:value="0" calcext:value-type="float">
            <text:p>0</text:p>
          </table:table-cell>
          <table:table-cell table:formula="of:= 189120 / 864" office:value-type="float" office:value="218.888888888889" calcext:value-type="float">
            <text:p>218.888888888889</text:p>
          </table:table-cell>
          <table:table-cell table:number-columns-repeated="2"/>
        </table:table-row>
        <table:table-row table:style-name="ro1">
          <table:table-cell office:value-type="float" office:value="34432" calcext:value-type="float">
            <text:p>34432</text:p>
          </table:table-cell>
          <table:table-cell office:value-type="float" office:value="31616" calcext:value-type="float">
            <text:p>31616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table:formula="of:= [.C32] * [.H32]" office:value-type="float" office:value="97624.4444444444" calcext:value-type="float">
            <text:p>97624.4444444444</text:p>
          </table:table-cell>
          <table:table-cell table:formula="of:= [.D32] * [.H32]" office:value-type="float" office:value="0" calcext:value-type="float">
            <text:p>0</text:p>
          </table:table-cell>
          <table:table-cell table:formula="of:= 189120 / 864" office:value-type="float" office:value="218.888888888889" calcext:value-type="float">
            <text:p>218.8888888888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448" calcext:value-type="float">
            <text:p>448</text:p>
          </table:table-cell>
          <table:table-cell/>
          <table:table-cell table:formula="of:= [.C33] * [.H33]" office:value-type="float" office:value="98062.2222222222" calcext:value-type="float">
            <text:p>98062.2222222222</text:p>
          </table:table-cell>
          <table:table-cell table:formula="of:= [.D33] * [.H33]" office:value-type="float" office:value="98062.2222222222" calcext:value-type="float">
            <text:p>98062.2222222222</text:p>
          </table:table-cell>
          <table:table-cell table:formula="of:= 189120 / 864" office:value-type="float" office:value="218.888888888889" calcext:value-type="float">
            <text:p>218.888888888889</text:p>
          </table:table-cell>
          <table:table-cell table:number-columns-repeated="2"/>
        </table:table-row>
        <table:table-row table:style-name="ro1">
          <table:table-cell office:value-type="float" office:value="23040" calcext:value-type="float">
            <text:p>2304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 [.C34] * [.H34]" office:value-type="float" office:value="84053.3333333333" calcext:value-type="float">
            <text:p>84053.3333333333</text:p>
          </table:table-cell>
          <table:table-cell table:formula="of:= [.D34] * [.H34]" office:value-type="float" office:value="63040" calcext:value-type="float">
            <text:p>63040</text:p>
          </table:table-cell>
          <table:table-cell table:formula="of:= 189120 / 864" office:value-type="float" office:value="218.888888888889" calcext:value-type="float">
            <text:p>218.888888888889</text:p>
          </table:table-cell>
          <table:table-cell table:number-columns-repeated="2"/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18304" calcext:value-type="float">
            <text:p>18304</text:p>
          </table:table-cell>
          <table:table-cell office:value-type="float" office:value="352" calcext:value-type="float">
            <text:p>352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 [.C35] * [.H35]" office:value-type="float" office:value="77048.8888888889" calcext:value-type="float">
            <text:p>77048.8888888889</text:p>
          </table:table-cell>
          <table:table-cell table:formula="of:= [.D35] * [.H35]" office:value-type="float" office:value="56035.5555555556" calcext:value-type="float">
            <text:p>56035.5555555556</text:p>
          </table:table-cell>
          <table:table-cell table:formula="of:= 189120 / 864" office:value-type="float" office:value="218.888888888889" calcext:value-type="float">
            <text:p>218.888888888889</text:p>
          </table:table-cell>
          <table:table-cell table:number-columns-repeated="2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IO 1</text:p>
          </table:table-cell>
          <table:table-cell office:value-type="string" calcext:value-type="string">
            <text:p>IO 2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CPU 2</text:p>
          </table:table-cell>
          <table:table-cell/>
          <table:table-cell office:value-type="string" calcext:value-type="string">
            <text:p>CPU 1 %</text:p>
          </table:table-cell>
          <table:table-cell office:value-type="string" calcext:value-type="string">
            <text:p>CPU 2 %</text:p>
          </table:table-cell>
          <table:table-cell table:formula="of:= 181824 / 768" office:value-type="float" office:value="236.75" calcext:value-type="float">
            <text:p>236.75</text:p>
          </table:table-cell>
          <table:table-cell/>
          <table:table-cell office:value-type="string" calcext:value-type="string">
            <text:p>MLFQ 1ms</text:p>
          </table:table-cell>
        </table:table-row>
        <table:table-row table:style-name="ro1">
          <table:table-cell office:value-type="float" office:value="181824" calcext:value-type="float">
            <text:p>181824</text:p>
          </table:table-cell>
          <table:table-cell table:number-columns-repeated="4"/>
          <table:table-cell table:formula="of:=[.C43] * [.H43]" office:value-type="float" office:value="0" calcext:value-type="float">
            <text:p>0</text:p>
          </table:table-cell>
          <table:table-cell table:formula="of:=[.D43] * [.H43]" office:value-type="float" office:value="0" calcext:value-type="float">
            <text:p>0</text:p>
          </table:table-cell>
          <table:table-cell table:formula="of:= 181824 / 768" office:value-type="float" office:value="236.75" calcext:value-type="float">
            <text:p>236.75</text:p>
          </table:table-cell>
          <table:table-cell table:number-columns-repeated="2"/>
        </table:table-row>
        <table:table-row table:style-name="ro1">
          <table:table-cell office:value-type="float" office:value="115096" calcext:value-type="float">
            <text:p>115096</text:p>
          </table:table-cell>
          <table:table-cell office:value-type="float" office:value="142080" calcext:value-type="float">
            <text:p>142080</text:p>
          </table:table-cell>
          <table:table-cell table:number-columns-repeated="3"/>
          <table:table-cell table:formula="of:=[.C44] * [.H44]" office:value-type="float" office:value="0" calcext:value-type="float">
            <text:p>0</text:p>
          </table:table-cell>
          <table:table-cell table:formula="of:=[.D44] * [.H44]" office:value-type="float" office:value="0" calcext:value-type="float">
            <text:p>0</text:p>
          </table:table-cell>
          <table:table-cell table:formula="of:= 181824 / 768" office:value-type="float" office:value="236.75" calcext:value-type="float">
            <text:p>236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2"/>
          <table:table-cell table:formula="of:=[.C45] * [.H45]" office:value-type="float" office:value="181824" calcext:value-type="float">
            <text:p>181824</text:p>
          </table:table-cell>
          <table:table-cell table:formula="of:=[.D45] * [.H45]" office:value-type="float" office:value="0" calcext:value-type="float">
            <text:p>0</text:p>
          </table:table-cell>
          <table:table-cell table:formula="of:= 181824 / 768" office:value-type="float" office:value="236.75" calcext:value-type="float">
            <text:p>236.75</text:p>
          </table:table-cell>
          <table:table-cell table:number-columns-repeated="2"/>
        </table:table-row>
        <table:table-row table:style-name="ro1">
          <table:table-cell office:value-type="float" office:value="122560" calcext:value-type="float">
            <text:p>122560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2"/>
          <table:table-cell table:formula="of:=[.C46] * [.H46]" office:value-type="float" office:value="53032" calcext:value-type="float">
            <text:p>53032</text:p>
          </table:table-cell>
          <table:table-cell table:formula="of:=[.D46] * [.H46]" office:value-type="float" office:value="0" calcext:value-type="float">
            <text:p>0</text:p>
          </table:table-cell>
          <table:table-cell table:formula="of:= 181824 / 768" office:value-type="float" office:value="236.75" calcext:value-type="float">
            <text:p>236.75</text:p>
          </table:table-cell>
          <table:table-cell table:number-columns-repeated="2"/>
        </table:table-row>
        <table:table-row table:style-name="ro1">
          <table:table-cell office:value-type="float" office:value="109376" calcext:value-type="float">
            <text:p>109376</text:p>
          </table:table-cell>
          <table:table-cell office:value-type="float" office:value="73536" calcext:value-type="float">
            <text:p>7353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[.C47] * [.H47]" office:value-type="float" office:value="37880" calcext:value-type="float">
            <text:p>37880</text:p>
          </table:table-cell>
          <table:table-cell table:formula="of:=[.D47] * [.H47]" office:value-type="float" office:value="0" calcext:value-type="float">
            <text:p>0</text:p>
          </table:table-cell>
          <table:table-cell table:formula="of:= 181824 / 768" office:value-type="float" office:value="236.75" calcext:value-type="float">
            <text:p>236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512" calcext:value-type="float">
            <text:p>512</text:p>
          </table:table-cell>
          <table:table-cell/>
          <table:table-cell table:formula="of:=[.C48] * [.H48]" office:value-type="float" office:value="121216" calcext:value-type="float">
            <text:p>121216</text:p>
          </table:table-cell>
          <table:table-cell table:formula="of:=[.D48] * [.H48]" office:value-type="float" office:value="121216" calcext:value-type="float">
            <text:p>121216</text:p>
          </table:table-cell>
          <table:table-cell table:formula="of:= 181824 / 768" office:value-type="float" office:value="236.75" calcext:value-type="float">
            <text:p>236.75</text:p>
          </table:table-cell>
          <table:table-cell table:number-columns-repeated="2"/>
        </table:table-row>
        <table:table-row table:style-name="ro1">
          <table:table-cell office:value-type="float" office:value="63872" calcext:value-type="float">
            <text:p>6387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49] * [.H49]" office:value-type="float" office:value="68184" calcext:value-type="float">
            <text:p>68184</text:p>
          </table:table-cell>
          <table:table-cell table:formula="of:=[.D49] * [.H49]" office:value-type="float" office:value="53032" calcext:value-type="float">
            <text:p>53032</text:p>
          </table:table-cell>
          <table:table-cell table:formula="of:= 181824 / 768" office:value-type="float" office:value="236.75" calcext:value-type="float">
            <text:p>236.75</text:p>
          </table:table-cell>
          <table:table-cell table:number-columns-repeated="2"/>
        </table:table-row>
        <table:table-row table:style-name="ro1">
          <table:table-cell office:value-type="float" office:value="68992" calcext:value-type="float">
            <text:p>68992</text:p>
          </table:table-cell>
          <table:table-cell office:value-type="float" office:value="44992" calcext:value-type="float">
            <text:p>44992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C50] * [.H50]" office:value-type="float" office:value="53032" calcext:value-type="float">
            <text:p>53032</text:p>
          </table:table-cell>
          <table:table-cell table:formula="of:=[.D50] * [.H50]" office:value-type="float" office:value="37880" calcext:value-type="float">
            <text:p>37880</text:p>
          </table:table-cell>
          <table:table-cell table:formula="of:= 181824 / 768" office:value-type="float" office:value="236.75" calcext:value-type="float">
            <text:p>236.7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O 1</text:p>
          </table:table-cell>
          <table:table-cell office:value-type="string" calcext:value-type="string">
            <text:p>IO 2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CPU 2</text:p>
          </table:table-cell>
          <table:table-cell/>
          <table:table-cell office:value-type="string" calcext:value-type="string">
            <text:p>CPU 1 %</text:p>
          </table:table-cell>
          <table:table-cell office:value-type="string" calcext:value-type="string">
            <text:p>CPU 2 %</text:p>
          </table:table-cell>
          <table:table-cell table:formula="of:=203840/832" office:value-type="float" office:value="245" calcext:value-type="float">
            <text:p>245</text:p>
          </table:table-cell>
          <table:table-cell/>
          <table:table-cell office:value-type="string" calcext:value-type="string">
            <text:p>RR 10ms</text:p>
          </table:table-cell>
        </table:table-row>
        <table:table-row table:style-name="ro1">
          <table:table-cell office:value-type="float" office:value="203840" calcext:value-type="float">
            <text:p>203840</text:p>
          </table:table-cell>
          <table:table-cell table:number-columns-repeated="4"/>
          <table:table-cell table:formula="of:=[.C54]*245" office:value-type="float" office:value="0" calcext:value-type="float">
            <text:p>0</text:p>
          </table:table-cell>
          <table:table-cell table:formula="of:=[.D54]*245" office:value-type="float" office:value="0" calcext:value-type="float">
            <text:p>0</text:p>
          </table:table-cell>
          <table:table-cell table:formula="of:=203840/832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164608" calcext:value-type="float">
            <text:p>164608</text:p>
          </table:table-cell>
          <table:table-cell office:value-type="float" office:value="159936" calcext:value-type="float">
            <text:p>159936</text:p>
          </table:table-cell>
          <table:table-cell table:number-columns-repeated="3"/>
          <table:table-cell table:formula="of:=[.C55]*245" office:value-type="float" office:value="0" calcext:value-type="float">
            <text:p>0</text:p>
          </table:table-cell>
          <table:table-cell table:formula="of:=[.D55]*245" office:value-type="float" office:value="0" calcext:value-type="float">
            <text:p>0</text:p>
          </table:table-cell>
          <table:table-cell table:formula="of:=203840/832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number-columns-repeated="2"/>
          <table:table-cell table:formula="of:=[.C56]*245" office:value-type="float" office:value="203840" calcext:value-type="float">
            <text:p>203840</text:p>
          </table:table-cell>
          <table:table-cell table:formula="of:=[.D56]*245" office:value-type="float" office:value="0" calcext:value-type="float">
            <text:p>0</text:p>
          </table:table-cell>
          <table:table-cell table:formula="of:=203840/832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6144" calcext:value-type="float">
            <text:p>6144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2"/>
          <table:table-cell table:formula="of:=[.C57]*245" office:value-type="float" office:value="180320" calcext:value-type="float">
            <text:p>180320</text:p>
          </table:table-cell>
          <table:table-cell table:formula="of:=[.D57]*245" office:value-type="float" office:value="0" calcext:value-type="float">
            <text:p>0</text:p>
          </table:table-cell>
          <table:table-cell table:formula="of:=203840/832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6528" calcext:value-type="float">
            <text:p>6528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table:formula="of:=[.C58]*245" office:value-type="float" office:value="172480" calcext:value-type="float">
            <text:p>172480</text:p>
          </table:table-cell>
          <table:table-cell table:formula="of:=[.D58]*245" office:value-type="float" office:value="0" calcext:value-type="float">
            <text:p>0</text:p>
          </table:table-cell>
          <table:table-cell table:formula="of:=203840/832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C59]*245" office:value-type="float" office:value="125440" calcext:value-type="float">
            <text:p>125440</text:p>
          </table:table-cell>
          <table:table-cell table:formula="of:=[.D59]*245" office:value-type="float" office:value="117600" calcext:value-type="float">
            <text:p>117600</text:p>
          </table:table-cell>
          <table:table-cell table:formula="of:=203840/832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/>
          <table:table-cell table:number-columns-repeated="2" office:value-type="float" office:value="384" calcext:value-type="float">
            <text:p>384</text:p>
          </table:table-cell>
          <table:table-cell/>
          <table:table-cell table:formula="of:=[.C60]*245" office:value-type="float" office:value="94080" calcext:value-type="float">
            <text:p>94080</text:p>
          </table:table-cell>
          <table:table-cell table:formula="of:=[.D60]*245" office:value-type="float" office:value="94080" calcext:value-type="float">
            <text:p>94080</text:p>
          </table:table-cell>
          <table:table-cell table:formula="of:=203840/832"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384" calcext:value-type="float">
            <text:p>384</text:p>
          </table:table-cell>
          <table:table-cell/>
          <table:table-cell table:formula="of:=[.C61]*245" office:value-type="float" office:value="94080" calcext:value-type="float">
            <text:p>94080</text:p>
          </table:table-cell>
          <table:table-cell table:formula="of:=[.D61]*245" office:value-type="float" office:value="94080" calcext:value-type="float">
            <text:p>94080</text:p>
          </table:table-cell>
          <table:table-cell table:formula="of:=203840/832" office:value-type="float" office:value="245" calcext:value-type="float">
            <text:p>24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O 1</text:p>
          </table:table-cell>
          <table:table-cell office:value-type="string" calcext:value-type="string">
            <text:p>IO 2</text:p>
          </table:table-cell>
          <table:table-cell office:value-type="string" calcext:value-type="string">
            <text:p>CPU 1</text:p>
          </table:table-cell>
          <table:table-cell office:value-type="string" calcext:value-type="string">
            <text:p>CPU 2</text:p>
          </table:table-cell>
          <table:table-cell/>
          <table:table-cell office:value-type="string" calcext:value-type="string">
            <text:p>CPU 1 %</text:p>
          </table:table-cell>
          <table:table-cell office:value-type="string" calcext:value-type="string">
            <text:p>CPU 2 %</text:p>
          </table:table-cell>
          <table:table-cell table:formula="of:=194480/896" office:value-type="float" office:value="217.053571428571" calcext:value-type="float">
            <text:p>217.053571428571</text:p>
          </table:table-cell>
          <table:table-cell/>
          <table:table-cell office:value-type="string" calcext:value-type="string">
            <text:p>MLFQ 10ms</text:p>
          </table:table-cell>
        </table:table-row>
        <table:table-row table:style-name="ro1">
          <table:table-cell office:value-type="float" office:value="196480" calcext:value-type="float">
            <text:p>196480</text:p>
          </table:table-cell>
          <table:table-cell table:number-columns-repeated="4"/>
          <table:table-cell table:formula="of:=[.C65]*217" office:value-type="float" office:value="0" calcext:value-type="float">
            <text:p>0</text:p>
          </table:table-cell>
          <table:table-cell table:formula="of:=[.D65]*217" office:value-type="float" office:value="0" calcext:value-type="float">
            <text:p>0</text:p>
          </table:table-cell>
          <table:table-cell table:formula="of:=194480/896" office:value-type="float" office:value="217.053571428571" calcext:value-type="float">
            <text:p>217.053571428571</text:p>
          </table:table-cell>
          <table:table-cell table:number-columns-repeated="2"/>
        </table:table-row>
        <table:table-row table:style-name="ro1">
          <table:table-cell office:value-type="float" office:value="148608" calcext:value-type="float">
            <text:p>148608</text:p>
          </table:table-cell>
          <table:table-cell office:value-type="float" office:value="185984" calcext:value-type="float">
            <text:p>185984</text:p>
          </table:table-cell>
          <table:table-cell table:number-columns-repeated="3"/>
          <table:table-cell table:formula="of:=[.C66]*217" office:value-type="float" office:value="0" calcext:value-type="float">
            <text:p>0</text:p>
          </table:table-cell>
          <table:table-cell table:formula="of:=[.D66]*217" office:value-type="float" office:value="0" calcext:value-type="float">
            <text:p>0</text:p>
          </table:table-cell>
          <table:table-cell table:formula="of:=194480/896" office:value-type="float" office:value="217.053571428571" calcext:value-type="float">
            <text:p>217.0535714285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number-columns-repeated="2"/>
          <table:table-cell table:formula="of:=[.C67]*217" office:value-type="float" office:value="194432" calcext:value-type="float">
            <text:p>194432</text:p>
          </table:table-cell>
          <table:table-cell table:formula="of:=[.D67]*217" office:value-type="float" office:value="0" calcext:value-type="float">
            <text:p>0</text:p>
          </table:table-cell>
          <table:table-cell table:formula="of:=194480/896" office:value-type="float" office:value="217.053571428571" calcext:value-type="float">
            <text:p>217.053571428571</text:p>
          </table:table-cell>
          <table:table-cell table:number-columns-repeated="2"/>
        </table:table-row>
        <table:table-row table:style-name="ro1">
          <table:table-cell office:value-type="float" office:value="9920" calcext:value-type="float">
            <text:p>9920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2"/>
          <table:table-cell table:formula="of:=[.C68]*217" office:value-type="float" office:value="145824" calcext:value-type="float">
            <text:p>145824</text:p>
          </table:table-cell>
          <table:table-cell table:formula="of:=[.D68]*217" office:value-type="float" office:value="0" calcext:value-type="float">
            <text:p>0</text:p>
          </table:table-cell>
          <table:table-cell table:formula="of:=194480/896" office:value-type="float" office:value="217.053571428571" calcext:value-type="float">
            <text:p>217.053571428571</text:p>
          </table:table-cell>
          <table:table-cell table:number-columns-repeated="2"/>
        </table:table-row>
        <table:table-row table:style-name="ro1">
          <table:table-cell office:value-type="float" office:value="13248" calcext:value-type="float">
            <text:p>13248</text:p>
          </table:table-cell>
          <table:table-cell office:value-type="float" office:value="21248" calcext:value-type="float">
            <text:p>21248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C69]*217" office:value-type="float" office:value="138880" calcext:value-type="float">
            <text:p>138880</text:p>
          </table:table-cell>
          <table:table-cell table:formula="of:=[.D69]*217" office:value-type="float" office:value="0" calcext:value-type="float">
            <text:p>0</text:p>
          </table:table-cell>
          <table:table-cell table:formula="of:=194480/896" office:value-type="float" office:value="217.053571428571" calcext:value-type="float">
            <text:p>217.0535714285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480" calcext:value-type="float">
            <text:p>480</text:p>
          </table:table-cell>
          <table:table-cell/>
          <table:table-cell table:formula="of:=[.C70]*217" office:value-type="float" office:value="104160" calcext:value-type="float">
            <text:p>104160</text:p>
          </table:table-cell>
          <table:table-cell table:formula="of:=[.D70]*217" office:value-type="float" office:value="104160" calcext:value-type="float">
            <text:p>104160</text:p>
          </table:table-cell>
          <table:table-cell table:formula="of:=194480/896" office:value-type="float" office:value="217.053571428571" calcext:value-type="float">
            <text:p>217.053571428571</text:p>
          </table:table-cell>
          <table:table-cell table:number-columns-repeated="2"/>
        </table:table-row>
        <table:table-row table:style-name="ro1">
          <table:table-cell office:value-type="float" office:value="4416" calcext:value-type="float">
            <text:p>4416</text:p>
          </table:table-cell>
          <table:table-cell/>
          <table:table-cell table:number-columns-repeated="2" office:value-type="float" office:value="384" calcext:value-type="float">
            <text:p>384</text:p>
          </table:table-cell>
          <table:table-cell/>
          <table:table-cell table:formula="of:=[.C71]*217" office:value-type="float" office:value="83328" calcext:value-type="float">
            <text:p>83328</text:p>
          </table:table-cell>
          <table:table-cell table:formula="of:=[.D71]*217" office:value-type="float" office:value="83328" calcext:value-type="float">
            <text:p>83328</text:p>
          </table:table-cell>
          <table:table-cell table:formula="of:=194480/896" office:value-type="float" office:value="217.053571428571" calcext:value-type="float">
            <text:p>217.053571428571</text:p>
          </table:table-cell>
          <table:table-cell table:number-columns-repeated="2"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3136" calcext:value-type="float">
            <text:p>3136</text:p>
          </table:table-cell>
          <table:table-cell office:value-type="float" office:value="352" calcext:value-type="float">
            <text:p>352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C72]*217" office:value-type="float" office:value="76384" calcext:value-type="float">
            <text:p>76384</text:p>
          </table:table-cell>
          <table:table-cell table:formula="of:=[.D72]*217" office:value-type="float" office:value="83328" calcext:value-type="float">
            <text:p>83328</text:p>
          </table:table-cell>
          <table:table-cell table:formula="of:=194480/896" office:value-type="float" office:value="217.053571428571" calcext:value-type="float">
            <text:p>217.05357142857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21:45:54.019364127</meta:creation-date>
    <dc:date>2021-11-09T02:32:04.323676150</dc:date>
    <meta:editing-duration>PT52M16S</meta:editing-duration>
    <meta:editing-cycles>8</meta:editing-cycles>
    <meta:generator>LibreOffice/6.4.6.2$Linux_X86_64 LibreOffice_project/40$Build-2</meta:generator>
    <meta:document-statistic meta:table-count="1" meta:cell-count="296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1cm" svg:height="5.633cm" xlink:href=".." xlink:type="simple" chart:class="chart:bar" chart:style-name="ch1">
        <chart:legend chart:legend-position="end" svg:x="7.426cm" svg:y="1.77cm" style:legend-expansion="high" chart:style-name="ch2"/>
        <chart:plot-area chart:style-name="ch3" table:cell-range-address="Sheet1.A1:Sheet1.B9 Sheet1.F1:Sheet1.G9" chart:data-source-has-labels="row" svg:x="0.145cm" svg:y="0.393cm" svg:width="7.46cm" svg:height="5.403cm">
          <chartooo:coordinate-region svg:x="1.507cm" svg:y="0.592cm" svg:width="6.098cm" svg:height="4.5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9" chart:label-cell-address="Sheet1.A1:Sheet1.A1" chart:class="chart:bar">
            <chart:data-point chart:repeated="8"/>
          </chart:series>
          <chart:series chart:style-name="ch8" chart:values-cell-range-address="Sheet1.B2:Sheet1.B9" chart:label-cell-address="Sheet1.B1:Sheet1.B1" chart:class="chart:bar">
            <chart:data-point chart:repeated="8"/>
          </chart:series>
          <chart:series chart:style-name="ch9" chart:values-cell-range-address="Sheet1.F2:Sheet1.F9" chart:label-cell-address="Sheet1.F1:Sheet1.F1" chart:class="chart:bar">
            <chart:data-point chart:repeated="8"/>
          </chart:series>
          <chart:series chart:style-name="ch10" chart:values-cell-range-address="Sheet1.G2:Sheet1.G9" chart:label-cell-address="Sheet1.G1:Sheet1.G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 1</text:p>
                <draw:g>
                  <svg:desc>Sheet1.A1:Sheet1.A1</svg:desc>
                </draw:g>
              </table:table-cell>
              <table:table-cell office:value-type="string">
                <text:p>IO 2</text:p>
                <draw:g>
                  <svg:desc>Sheet1.B1:Sheet1.B1</svg:desc>
                </draw:g>
              </table:table-cell>
              <table:table-cell office:value-type="string">
                <text:p>CPU 1 %</text:p>
                <draw:g>
                  <svg:desc>Sheet1.F1:Sheet1.F1</svg:desc>
                </draw:g>
              </table:table-cell>
              <table:table-cell office:value-type="string">
                <text:p>CPU 2 %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104">
                <text:p>87104</text:p>
                <draw:g>
                  <svg:desc>Sheet1.A2:Sheet1.A9</svg:desc>
                </draw:g>
              </table:table-cell>
              <table:table-cell office:value-type="float" office:value="NaN">
                <text:p>NaN</text:p>
                <draw:g>
                  <svg:desc>Sheet1.B2:Sheet1.B9</svg:desc>
                </draw:g>
              </table:table-cell>
              <table:table-cell office:value-type="float" office:value="0">
                <text:p>0</text:p>
                <draw:g>
                  <svg:desc>Sheet1.F2:Sheet1.F9</svg:desc>
                </draw:g>
              </table:table-cell>
              <table:table-cell office:value-type="float" office:value="0">
                <text:p>0</text:p>
                <draw:g>
                  <svg:desc>Sheet1.G2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744">
                <text:p>47744</text:p>
              </table:table-cell>
              <table:table-cell office:value-type="float" office:value="47744">
                <text:p>47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04">
                <text:p>87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080">
                <text:p>62080</text:p>
              </table:table-cell>
              <table:table-cell office:value-type="float" office:value="NaN">
                <text:p>NaN</text:p>
              </table:table-cell>
              <table:table-cell office:value-type="float" office:value="11613.8666666667">
                <text:p>11613.8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360">
                <text:p>39360</text:p>
              </table:table-cell>
              <table:table-cell office:value-type="float" office:value="39488">
                <text:p>39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48.5333333333">
                <text:p>40648.5333333333</text:p>
              </table:table-cell>
              <table:table-cell office:value-type="float" office:value="46455.4666666667">
                <text:p>46455.4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32">
                <text:p>44032</text:p>
              </table:table-cell>
              <table:table-cell office:value-type="float" office:value="NaN">
                <text:p>NaN</text:p>
              </table:table-cell>
              <table:table-cell office:value-type="float" office:value="17420.8">
                <text:p>17420.8</text:p>
              </table:table-cell>
              <table:table-cell office:value-type="float" office:value="5806.93333333333">
                <text:p>5806.9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84">
                <text:p>30784</text:p>
              </table:table-cell>
              <table:table-cell office:value-type="float" office:value="30720">
                <text:p>30720</text:p>
              </table:table-cell>
              <table:table-cell office:value-type="float" office:value="11613.8666666667">
                <text:p>11613.8666666667</text:p>
              </table:table-cell>
              <table:table-cell office:value-type="float" office:value="5806.93333333333">
                <text:p>5806.9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913cm" svg:height="3.347cm" xlink:href=".." xlink:type="simple" chart:class="chart:bar" chart:style-name="ch1">
        <chart:legend chart:legend-position="end" svg:x="7.729cm" svg:y="0.627cm" style:legend-expansion="high" chart:style-name="ch2"/>
        <chart:plot-area chart:style-name="ch3" table:cell-range-address="Sheet1.A16:Sheet1.B24 Sheet1.F16:Sheet1.G24" chart:data-source-has-labels="row" svg:x="0.198cm" svg:y="0.066cm" svg:width="7.333cm" svg:height="3.215cm">
          <chartooo:coordinate-region svg:x="1.56cm" svg:y="0.265cm" svg:width="5.971cm" svg:height="2.3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7:Sheet1.A24" chart:label-cell-address="Sheet1.A16:Sheet1.A16" chart:class="chart:bar">
            <chart:data-point chart:repeated="8"/>
          </chart:series>
          <chart:series chart:style-name="ch8" chart:values-cell-range-address="Sheet1.B17:Sheet1.B24" chart:label-cell-address="Sheet1.B16:Sheet1.B16" chart:class="chart:bar">
            <chart:data-point chart:repeated="8"/>
          </chart:series>
          <chart:series chart:style-name="ch9" chart:values-cell-range-address="Sheet1.F17:Sheet1.F24" chart:label-cell-address="Sheet1.F16:Sheet1.F16" chart:class="chart:bar">
            <chart:data-point chart:repeated="8"/>
          </chart:series>
          <chart:series chart:style-name="ch10" chart:values-cell-range-address="Sheet1.G17:Sheet1.G24" chart:label-cell-address="Sheet1.G16:Sheet1.G1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 1</text:p>
                <draw:g>
                  <svg:desc>Sheet1.A16:Sheet1.A16</svg:desc>
                </draw:g>
              </table:table-cell>
              <table:table-cell office:value-type="string">
                <text:p>IO 2</text:p>
                <draw:g>
                  <svg:desc>Sheet1.B16:Sheet1.B16</svg:desc>
                </draw:g>
              </table:table-cell>
              <table:table-cell office:value-type="string">
                <text:p>CPU 1 %</text:p>
                <draw:g>
                  <svg:desc>Sheet1.F16:Sheet1.F16</svg:desc>
                </draw:g>
              </table:table-cell>
              <table:table-cell office:value-type="string">
                <text:p>CPU 2 %</text:p>
                <draw:g>
                  <svg:desc>Sheet1.G16:Sheet1.G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408">
                <text:p>81408</text:p>
                <draw:g>
                  <svg:desc>Sheet1.A17:Sheet1.A24</svg:desc>
                </draw:g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17:Sheet1.F24</svg:desc>
                </draw:g>
              </table:table-cell>
              <table:table-cell office:value-type="float" office:value="NaN">
                <text:p>NaN</text:p>
                <draw:g>
                  <svg:desc>Sheet1.G17:Sheet1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712">
                <text:p>43712</text:p>
              </table:table-cell>
              <table:table-cell office:value-type="float" office:value="43712">
                <text:p>43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104">
                <text:p>87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776">
                <text:p>59776</text:p>
              </table:table-cell>
              <table:table-cell office:value-type="float" office:value="NaN">
                <text:p>NaN</text:p>
              </table:table-cell>
              <table:table-cell office:value-type="float" office:value="11613.8666666667">
                <text:p>11613.8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584">
                <text:p>43584</text:p>
              </table:table-cell>
              <table:table-cell office:value-type="float" office:value="34112">
                <text:p>34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48.5333333333">
                <text:p>40648.5333333333</text:p>
              </table:table-cell>
              <table:table-cell office:value-type="float" office:value="40648.5333333333">
                <text:p>40648.5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60">
                <text:p>44160</text:p>
              </table:table-cell>
              <table:table-cell office:value-type="float" office:value="NaN">
                <text:p>NaN</text:p>
              </table:table-cell>
              <table:table-cell office:value-type="float" office:value="11613.8666666667">
                <text:p>11613.8666666667</text:p>
              </table:table-cell>
              <table:table-cell office:value-type="float" office:value="5806.93333333333">
                <text:p>5806.9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712">
                <text:p>27712</text:p>
              </table:table-cell>
              <table:table-cell office:value-type="float" office:value="33664">
                <text:p>33664</text:p>
              </table:table-cell>
              <table:table-cell office:value-type="float" office:value="11613.8666666667">
                <text:p>11613.8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44cm" svg:height="5.549cm" xlink:href=".." xlink:type="simple" chart:class="chart:bar" chart:style-name="ch1">
        <chart:legend chart:legend-position="end" svg:x="11.866cm" svg:y="1.189cm" style:legend-expansion="custom" chartooo:width="1.977cm" chartooo:height="1.908cm" style:legend-expansion-aspect-ratio="1.03616352201258" chart:style-name="ch2"/>
        <chart:plot-area chart:style-name="ch3" table:cell-range-address="Sheet1.A27:Sheet1.B35 Sheet1.F27:Sheet1.G35" chart:data-source-has-labels="row" svg:x="0.094cm" svg:y="0.226cm" svg:width="11.576cm" svg:height="5.42cm">
          <chartooo:coordinate-region svg:x="1.456cm" svg:y="0.425cm" svg:width="10.214cm" svg:height="4.5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8:Sheet1.A35" chart:label-cell-address="Sheet1.A27:Sheet1.A27" chart:class="chart:bar">
            <chart:data-point chart:repeated="8"/>
          </chart:series>
          <chart:series chart:style-name="ch8" chart:values-cell-range-address="Sheet1.B28:Sheet1.B35" chart:label-cell-address="Sheet1.B27:Sheet1.B27" chart:class="chart:bar">
            <chart:data-point chart:repeated="8"/>
          </chart:series>
          <chart:series chart:style-name="ch9" chart:values-cell-range-address="Sheet1.F28:Sheet1.F35" chart:label-cell-address="Sheet1.F27:Sheet1.F27" chart:class="chart:bar">
            <chart:data-point chart:repeated="8"/>
          </chart:series>
          <chart:series chart:style-name="ch10" chart:values-cell-range-address="Sheet1.G28:Sheet1.G35" chart:label-cell-address="Sheet1.G27:Sheet1.G27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 1</text:p>
                <draw:g>
                  <svg:desc>Sheet1.A27:Sheet1.A27</svg:desc>
                </draw:g>
              </table:table-cell>
              <table:table-cell office:value-type="string">
                <text:p>IO 2</text:p>
                <draw:g>
                  <svg:desc>Sheet1.B27:Sheet1.B27</svg:desc>
                </draw:g>
              </table:table-cell>
              <table:table-cell office:value-type="string">
                <text:p>CPU 1 %</text:p>
                <draw:g>
                  <svg:desc>Sheet1.F27:Sheet1.F27</svg:desc>
                </draw:g>
              </table:table-cell>
              <table:table-cell office:value-type="string">
                <text:p>CPU 2 %</text:p>
                <draw:g>
                  <svg:desc>Sheet1.G27:Sheet1.G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9120">
                <text:p>189120</text:p>
                <draw:g>
                  <svg:desc>Sheet1.A28:Sheet1.A35</svg:desc>
                </draw:g>
              </table:table-cell>
              <table:table-cell office:value-type="float" office:value="NaN">
                <text:p>NaN</text:p>
                <draw:g>
                  <svg:desc>Sheet1.B28:Sheet1.B35</svg:desc>
                </draw:g>
              </table:table-cell>
              <table:table-cell office:value-type="float" office:value="0">
                <text:p>0</text:p>
                <draw:g>
                  <svg:desc>Sheet1.F28:Sheet1.F35</svg:desc>
                </draw:g>
              </table:table-cell>
              <table:table-cell office:value-type="float" office:value="0">
                <text:p>0</text:p>
                <draw:g>
                  <svg:desc>Sheet1.G28:Sheet1.G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616">
                <text:p>143616</text:p>
              </table:table-cell>
              <table:table-cell office:value-type="float" office:value="143488">
                <text:p>143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120">
                <text:p>189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72">
                <text:p>44672</text:p>
              </table:table-cell>
              <table:table-cell office:value-type="float" office:value="NaN">
                <text:p>NaN</text:p>
              </table:table-cell>
              <table:table-cell office:value-type="float" office:value="105066.666666667">
                <text:p>105066.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432">
                <text:p>34432</text:p>
              </table:table-cell>
              <table:table-cell office:value-type="float" office:value="31616">
                <text:p>31616</text:p>
              </table:table-cell>
              <table:table-cell office:value-type="float" office:value="97624.4444444444">
                <text:p>97624.44444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062.2222222222">
                <text:p>98062.2222222222</text:p>
              </table:table-cell>
              <table:table-cell office:value-type="float" office:value="98062.2222222222">
                <text:p>98062.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040">
                <text:p>23040</text:p>
              </table:table-cell>
              <table:table-cell office:value-type="float" office:value="NaN">
                <text:p>NaN</text:p>
              </table:table-cell>
              <table:table-cell office:value-type="float" office:value="84053.3333333333">
                <text:p>84053.3333333333</text:p>
              </table:table-cell>
              <table:table-cell office:value-type="float" office:value="63040">
                <text:p>63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96">
                <text:p>16896</text:p>
              </table:table-cell>
              <table:table-cell office:value-type="float" office:value="18304">
                <text:p>18304</text:p>
              </table:table-cell>
              <table:table-cell office:value-type="float" office:value="77048.8888888889">
                <text:p>77048.8888888889</text:p>
              </table:table-cell>
              <table:table-cell office:value-type="float" office:value="56035.5555555556">
                <text:p>56035.55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95cm" svg:height="3.442cm" xlink:href=".." xlink:type="simple" chart:class="chart:bar" chart:style-name="ch1">
        <chart:legend chart:legend-position="end" svg:x="10.311cm" svg:y="0.675cm" style:legend-expansion="high" chart:style-name="ch2"/>
        <chart:plot-area chart:style-name="ch3" table:cell-range-address="Sheet1.A42:Sheet1.B50 Sheet1.F42:Sheet1.G50" chart:data-source-has-labels="row" svg:x="0.249cm" svg:y="0.068cm" svg:width="9.813cm" svg:height="3.306cm">
          <chartooo:coordinate-region svg:x="1.611cm" svg:y="0.267cm" svg:width="8.451cm" svg:height="2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3:Sheet1.A50" chart:label-cell-address="Sheet1.A42:Sheet1.A42" chart:class="chart:bar">
            <chart:data-point chart:repeated="8"/>
          </chart:series>
          <chart:series chart:style-name="ch8" chart:values-cell-range-address="Sheet1.B43:Sheet1.B50" chart:label-cell-address="Sheet1.B42:Sheet1.B42" chart:class="chart:bar">
            <chart:data-point chart:repeated="8"/>
          </chart:series>
          <chart:series chart:style-name="ch9" chart:values-cell-range-address="Sheet1.F43:Sheet1.F50" chart:label-cell-address="Sheet1.F42:Sheet1.F42" chart:class="chart:bar">
            <chart:data-point chart:repeated="8"/>
          </chart:series>
          <chart:series chart:style-name="ch10" chart:values-cell-range-address="Sheet1.G43:Sheet1.G50" chart:label-cell-address="Sheet1.G42:Sheet1.G4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 1</text:p>
                <draw:g>
                  <svg:desc>Sheet1.A42:Sheet1.A42</svg:desc>
                </draw:g>
              </table:table-cell>
              <table:table-cell office:value-type="string">
                <text:p>IO 2</text:p>
                <draw:g>
                  <svg:desc>Sheet1.B42:Sheet1.B42</svg:desc>
                </draw:g>
              </table:table-cell>
              <table:table-cell office:value-type="string">
                <text:p>CPU 1 %</text:p>
                <draw:g>
                  <svg:desc>Sheet1.F42:Sheet1.F42</svg:desc>
                </draw:g>
              </table:table-cell>
              <table:table-cell office:value-type="string">
                <text:p>CPU 2 %</text:p>
                <draw:g>
                  <svg:desc>Sheet1.G42:Sheet1.G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1824">
                <text:p>181824</text:p>
                <draw:g>
                  <svg:desc>Sheet1.A43:Sheet1.A50</svg:desc>
                </draw:g>
              </table:table-cell>
              <table:table-cell office:value-type="float" office:value="NaN">
                <text:p>NaN</text:p>
                <draw:g>
                  <svg:desc>Sheet1.B43:Sheet1.B50</svg:desc>
                </draw:g>
              </table:table-cell>
              <table:table-cell office:value-type="float" office:value="0">
                <text:p>0</text:p>
                <draw:g>
                  <svg:desc>Sheet1.F43:Sheet1.F50</svg:desc>
                </draw:g>
              </table:table-cell>
              <table:table-cell office:value-type="float" office:value="0">
                <text:p>0</text:p>
                <draw:g>
                  <svg:desc>Sheet1.G43:Sheet1.G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096">
                <text:p>115096</text:p>
              </table:table-cell>
              <table:table-cell office:value-type="float" office:value="142080">
                <text:p>142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824">
                <text:p>18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560">
                <text:p>122560</text:p>
              </table:table-cell>
              <table:table-cell office:value-type="float" office:value="NaN">
                <text:p>NaN</text:p>
              </table:table-cell>
              <table:table-cell office:value-type="float" office:value="53032">
                <text:p>5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376">
                <text:p>109376</text:p>
              </table:table-cell>
              <table:table-cell office:value-type="float" office:value="73536">
                <text:p>73536</text:p>
              </table:table-cell>
              <table:table-cell office:value-type="float" office:value="37880">
                <text:p>37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216">
                <text:p>121216</text:p>
              </table:table-cell>
              <table:table-cell office:value-type="float" office:value="121216">
                <text:p>121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872">
                <text:p>63872</text:p>
              </table:table-cell>
              <table:table-cell office:value-type="float" office:value="NaN">
                <text:p>NaN</text:p>
              </table:table-cell>
              <table:table-cell office:value-type="float" office:value="68184">
                <text:p>68184</text:p>
              </table:table-cell>
              <table:table-cell office:value-type="float" office:value="53032">
                <text:p>53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992">
                <text:p>68992</text:p>
              </table:table-cell>
              <table:table-cell office:value-type="float" office:value="44992">
                <text:p>44992</text:p>
              </table:table-cell>
              <table:table-cell office:value-type="float" office:value="53032">
                <text:p>53032</text:p>
              </table:table-cell>
              <table:table-cell office:value-type="float" office:value="37880">
                <text:p>378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36cm" svg:height="3.402cm" xlink:href=".." xlink:type="simple" chart:class="chart:bar" chart:style-name="ch1">
        <chart:legend chart:legend-position="end" svg:x="10.152cm" svg:y="0.655cm" style:legend-expansion="high" chart:style-name="ch2"/>
        <chart:plot-area chart:style-name="ch3" table:cell-range-address="Sheet1.A53:Sheet1.B61 Sheet1.F53:Sheet1.G61" chart:data-source-has-labels="row" svg:x="0.246cm" svg:y="0.068cm" svg:width="9.66cm" svg:height="3.266cm">
          <chartooo:coordinate-region svg:x="1.608cm" svg:y="0.267cm" svg:width="8.298cm" svg:height="2.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4:Sheet1.A61" chart:label-cell-address="Sheet1.A53:Sheet1.A53" chart:class="chart:bar">
            <chart:data-point chart:repeated="8"/>
          </chart:series>
          <chart:series chart:style-name="ch8" chart:values-cell-range-address="Sheet1.B54:Sheet1.B61" chart:label-cell-address="Sheet1.B53:Sheet1.B53" chart:class="chart:bar">
            <chart:data-point chart:repeated="8"/>
          </chart:series>
          <chart:series chart:style-name="ch9" chart:values-cell-range-address="Sheet1.F54:Sheet1.F61" chart:label-cell-address="Sheet1.F53:Sheet1.F53" chart:class="chart:bar">
            <chart:data-point chart:repeated="8"/>
          </chart:series>
          <chart:series chart:style-name="ch10" chart:values-cell-range-address="Sheet1.G54:Sheet1.G61" chart:label-cell-address="Sheet1.G53:Sheet1.G5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 1</text:p>
                <draw:g>
                  <svg:desc>Sheet1.A53:Sheet1.A53</svg:desc>
                </draw:g>
              </table:table-cell>
              <table:table-cell office:value-type="string">
                <text:p>IO 2</text:p>
                <draw:g>
                  <svg:desc>Sheet1.B53:Sheet1.B53</svg:desc>
                </draw:g>
              </table:table-cell>
              <table:table-cell office:value-type="string">
                <text:p>CPU 1 %</text:p>
                <draw:g>
                  <svg:desc>Sheet1.F53:Sheet1.F53</svg:desc>
                </draw:g>
              </table:table-cell>
              <table:table-cell office:value-type="string">
                <text:p>CPU 2 %</text:p>
                <draw:g>
                  <svg:desc>Sheet1.G53:Sheet1.G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3840">
                <text:p>203840</text:p>
                <draw:g>
                  <svg:desc>Sheet1.A54:Sheet1.A61</svg:desc>
                </draw:g>
              </table:table-cell>
              <table:table-cell office:value-type="float" office:value="NaN">
                <text:p>NaN</text:p>
                <draw:g>
                  <svg:desc>Sheet1.B54:Sheet1.B61</svg:desc>
                </draw:g>
              </table:table-cell>
              <table:table-cell office:value-type="float" office:value="0">
                <text:p>0</text:p>
                <draw:g>
                  <svg:desc>Sheet1.F54:Sheet1.F61</svg:desc>
                </draw:g>
              </table:table-cell>
              <table:table-cell office:value-type="float" office:value="0">
                <text:p>0</text:p>
                <draw:g>
                  <svg:desc>Sheet1.G54:Sheet1.G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608">
                <text:p>164608</text:p>
              </table:table-cell>
              <table:table-cell office:value-type="float" office:value="159936">
                <text:p>15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40">
                <text:p>203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44">
                <text:p>6144</text:p>
              </table:table-cell>
              <table:table-cell office:value-type="float" office:value="NaN">
                <text:p>NaN</text:p>
              </table:table-cell>
              <table:table-cell office:value-type="float" office:value="180320">
                <text:p>180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2">
                <text:p>4032</text:p>
              </table:table-cell>
              <table:table-cell office:value-type="float" office:value="6528">
                <text:p>6528</text:p>
              </table:table-cell>
              <table:table-cell office:value-type="float" office:value="172480">
                <text:p>172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440">
                <text:p>125440</text:p>
              </table:table-cell>
              <table:table-cell office:value-type="float" office:value="117600">
                <text:p>117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16">
                <text:p>2816</text:p>
              </table:table-cell>
              <table:table-cell office:value-type="float" office:value="NaN">
                <text:p>NaN</text:p>
              </table:table-cell>
              <table:table-cell office:value-type="float" office:value="94080">
                <text:p>94080</text:p>
              </table:table-cell>
              <table:table-cell office:value-type="float" office:value="94080">
                <text:p>940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32">
                <text:p>2432</text:p>
              </table:table-cell>
              <table:table-cell office:value-type="float" office:value="3200">
                <text:p>3200</text:p>
              </table:table-cell>
              <table:table-cell office:value-type="float" office:value="94080">
                <text:p>94080</text:p>
              </table:table-cell>
              <table:table-cell office:value-type="float" office:value="94080">
                <text:p>940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61cm" svg:height="4.239cm" xlink:href=".." xlink:type="simple" chart:class="chart:bar" chart:style-name="ch1">
        <chart:legend chart:legend-position="end" svg:x="7.877cm" svg:y="1.073cm" style:legend-expansion="high" chart:style-name="ch2"/>
        <chart:plot-area chart:style-name="ch3" table:cell-range-address="Sheet1.A64:Sheet1.B72 Sheet1.F64:Sheet1.G72" chart:data-source-has-labels="row" svg:x="0.201cm" svg:y="0.084cm" svg:width="7.475cm" svg:height="4.071cm">
          <chartooo:coordinate-region svg:x="1.563cm" svg:y="0.283cm" svg:width="6.113cm" svg:height="3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65:Sheet1.A72" chart:label-cell-address="Sheet1.A64:Sheet1.A64" chart:class="chart:bar">
            <chart:data-point chart:repeated="8"/>
          </chart:series>
          <chart:series chart:style-name="ch8" chart:values-cell-range-address="Sheet1.B65:Sheet1.B72" chart:label-cell-address="Sheet1.B64:Sheet1.B64" chart:class="chart:bar">
            <chart:data-point chart:repeated="8"/>
          </chart:series>
          <chart:series chart:style-name="ch9" chart:values-cell-range-address="Sheet1.F65:Sheet1.F72" chart:label-cell-address="Sheet1.F64:Sheet1.F64" chart:class="chart:bar">
            <chart:data-point chart:repeated="8"/>
          </chart:series>
          <chart:series chart:style-name="ch10" chart:values-cell-range-address="Sheet1.G65:Sheet1.G72" chart:label-cell-address="Sheet1.G64:Sheet1.G64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O 1</text:p>
                <draw:g>
                  <svg:desc>Sheet1.A64:Sheet1.A64</svg:desc>
                </draw:g>
              </table:table-cell>
              <table:table-cell office:value-type="string">
                <text:p>IO 2</text:p>
                <draw:g>
                  <svg:desc>Sheet1.B64:Sheet1.B64</svg:desc>
                </draw:g>
              </table:table-cell>
              <table:table-cell office:value-type="string">
                <text:p>CPU 1 %</text:p>
                <draw:g>
                  <svg:desc>Sheet1.F64:Sheet1.F64</svg:desc>
                </draw:g>
              </table:table-cell>
              <table:table-cell office:value-type="string">
                <text:p>CPU 2 %</text:p>
                <draw:g>
                  <svg:desc>Sheet1.G64:Sheet1.G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480">
                <text:p>196480</text:p>
                <draw:g>
                  <svg:desc>Sheet1.A65:Sheet1.A72</svg:desc>
                </draw:g>
              </table:table-cell>
              <table:table-cell office:value-type="float" office:value="NaN">
                <text:p>NaN</text:p>
                <draw:g>
                  <svg:desc>Sheet1.B65:Sheet1.B72</svg:desc>
                </draw:g>
              </table:table-cell>
              <table:table-cell office:value-type="float" office:value="0">
                <text:p>0</text:p>
                <draw:g>
                  <svg:desc>Sheet1.F65:Sheet1.F72</svg:desc>
                </draw:g>
              </table:table-cell>
              <table:table-cell office:value-type="float" office:value="0">
                <text:p>0</text:p>
                <draw:g>
                  <svg:desc>Sheet1.G65:Sheet1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8608">
                <text:p>148608</text:p>
              </table:table-cell>
              <table:table-cell office:value-type="float" office:value="185984">
                <text:p>185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432">
                <text:p>194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20">
                <text:p>9920</text:p>
              </table:table-cell>
              <table:table-cell office:value-type="float" office:value="NaN">
                <text:p>NaN</text:p>
              </table:table-cell>
              <table:table-cell office:value-type="float" office:value="145824">
                <text:p>145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48">
                <text:p>13248</text:p>
              </table:table-cell>
              <table:table-cell office:value-type="float" office:value="21248">
                <text:p>21248</text:p>
              </table:table-cell>
              <table:table-cell office:value-type="float" office:value="138880">
                <text:p>138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160">
                <text:p>104160</text:p>
              </table:table-cell>
              <table:table-cell office:value-type="float" office:value="104160">
                <text:p>104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6">
                <text:p>4416</text:p>
              </table:table-cell>
              <table:table-cell office:value-type="float" office:value="NaN">
                <text:p>NaN</text:p>
              </table:table-cell>
              <table:table-cell office:value-type="float" office:value="83328">
                <text:p>83328</text:p>
              </table:table-cell>
              <table:table-cell office:value-type="float" office:value="83328">
                <text:p>83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80">
                <text:p>6080</text:p>
              </table:table-cell>
              <table:table-cell office:value-type="float" office:value="3136">
                <text:p>3136</text:p>
              </table:table-cell>
              <table:table-cell office:value-type="float" office:value="76384">
                <text:p>76384</text:p>
              </table:table-cell>
              <table:table-cell office:value-type="float" office:value="83328">
                <text:p>833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